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99.45mm" svg:height="60.85mm" svg:x="76.7mm" svg:y="2.26mm">
            <loext:p draw:notify-on-update-of-ranges="Sheet1.A4:Sheet1.A4 Sheet1.A5:Sheet1.A15 Sheet1.C4:Sheet1.C4 Sheet1.C5:Sheet1.C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9.56mm" svg:height="60.85mm" svg:x="77.57mm" svg:y="65.6mm">
            <loext:p draw:notify-on-update-of-ranges="Sheet1.B4:Sheet1.B4 Sheet1.B5:Sheet1.B15 Sheet1.C4:Sheet1.C4 Sheet1.C5:Sheet1.C1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Q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'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5]^2" office:value-type="float" office:value="0" calcext:value-type="float">
            <text:p>0</text:p>
          </table:table-cell>
          <table:table-cell table:formula="of:=[.$C$1]+[.$C$2]*[.A5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A6]^2" office:value-type="float" office:value="0.01" calcext:value-type="float">
            <text:p>0.01</text:p>
          </table:table-cell>
          <table:table-cell table:formula="of:=[.$C$1]+[.$C$2]*[.A6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[.A7]^2" office:value-type="float" office:value="0.04" calcext:value-type="float">
            <text:p>0.04</text:p>
          </table:table-cell>
          <table:table-cell table:formula="of:=[.$C$1]+[.$C$2]*[.A7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[.A8]^2" office:value-type="float" office:value="0.09" calcext:value-type="float">
            <text:p>0.09</text:p>
          </table:table-cell>
          <table:table-cell table:formula="of:=[.$C$1]+[.$C$2]*[.A8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[.A9]^2" office:value-type="float" office:value="0.16" calcext:value-type="float">
            <text:p>0.16</text:p>
          </table:table-cell>
          <table:table-cell table:formula="of:=[.$C$1]+[.$C$2]*[.A9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A10]^2" office:value-type="float" office:value="0.25" calcext:value-type="float">
            <text:p>0.25</text:p>
          </table:table-cell>
          <table:table-cell table:formula="of:=[.$C$1]+[.$C$2]*[.A10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[.A11]^2" office:value-type="float" office:value="0.36" calcext:value-type="float">
            <text:p>0.36</text:p>
          </table:table-cell>
          <table:table-cell table:formula="of:=[.$C$1]+[.$C$2]*[.A11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[.A12]^2" office:value-type="float" office:value="0.49" calcext:value-type="float">
            <text:p>0.49</text:p>
          </table:table-cell>
          <table:table-cell table:formula="of:=[.$C$1]+[.$C$2]*[.A12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[.A13]^2" office:value-type="float" office:value="0.64" calcext:value-type="float">
            <text:p>0.64</text:p>
          </table:table-cell>
          <table:table-cell table:formula="of:=[.$C$1]+[.$C$2]*[.A13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[.A14]^2" office:value-type="float" office:value="0.81" calcext:value-type="float">
            <text:p>0.81</text:p>
          </table:table-cell>
          <table:table-cell table:formula="of:=[.$C$1]+[.$C$2]*[.A14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]^2" office:value-type="float" office:value="1" calcext:value-type="float">
            <text:p>1</text:p>
          </table:table-cell>
          <table:table-cell table:formula="of:=[.$C$1]+[.$C$2]*[.A15]"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Briscoe</meta:initial-creator>
    <meta:creation-date>2017-09-08T00:07:48.898047133</meta:creation-date>
    <dc:date>2017-09-08T01:17:19.252244630</dc:date>
    <dc:creator>Bob Briscoe</dc:creator>
    <meta:editing-duration>PT49M9S</meta:editing-duration>
    <meta:editing-cycles>3</meta:editing-cycles>
    <meta:generator>LibreOffice/5.4.1.2$Linux_X86_64 LibreOffice_project/40m0$Build-2</meta:generator>
    <meta:document-statistic meta:table-count="1" meta:cell-count="4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color="#ffffff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gr1" style:family="graphic">
      <style:graphic-properties draw:stroke="none" svg:stroke-color="#000000" draw:fill="none" draw:fill-color="#ffffff" fo:min-height="0.574cm"/>
    </style:style>
    <style:style style:name="gr2" style:family="graphic">
      <style:graphic-properties draw:stroke="none" svg:stroke-color="#000000" draw:fill="none" draw:fill-color="#ffffff" fo:min-height="0.681cm"/>
    </style:style>
    <style:style style:name="gr3" style:family="graphic">
      <style:graphic-properties draw:stroke="none" svg:stroke-color="#000000" draw:fill="none" draw:fill-color="#ffffff" fo:min-height="0.857cm"/>
    </style:style>
    <style:style style:name="P1" style:family="paragraph">
      <loext:graphic-properties draw:fill="none" draw:fill-color="#ffffff"/>
    </style:style>
    <style:style style:name="T1" style:family="text">
      <style:text-properties style:text-position="sub 58%" style:font-size-asian="24pt" style:font-size-complex="24pt"/>
    </style:style>
    <style:style style:name="T2" style:family="text">
      <style:text-properties style:text-position="sub 58%"/>
    </style:style>
  </office:automatic-styles>
  <office:body>
    <office:chart>
      <chart:chart svg:width="9.946cm" svg:height="6.086cm" xlink:href=".." xlink:type="simple" chart:class="chart:scatter" chart:style-name="ch1">
        <chart:plot-area chart:style-name="ch2" table:cell-range-address="Sheet1.A4:Sheet1.A15 Sheet1.C4:Sheet1.C15" chart:data-source-has-labels="row" svg:x="1.183cm" svg:y="0.121cm" svg:width="8.565cm" svg:height="4.889cm">
          <chartooo:coordinate-region svg:x="1.831cm" svg:y="0.315cm" svg:width="7.816cm" svg:height="4.061cm"/>
          <chart:axis chart:dimension="x" chart:name="primary-x" chart:style-name="ch3">
            <chart:title svg:x="3.159cm" svg:y="5.131cm" chart:style-name="ch4">
              <text:p>internal linear control variable, p'</text:p>
            </chart:title>
            <chart:grid chart:style-name="ch5" chart:class="major"/>
          </chart:axis>
          <chart:axis chart:dimension="y" chart:name="primary-y" chart:style-name="ch6">
            <chart:title svg:x="0.451cm" svg:y="3.886cm" chart:style-name="ch7">
              <text:p>delay target, Q(p')</text:p>
            </chart:title>
            <chart:grid chart:style-name="ch5" chart:class="major"/>
          </chart:axis>
          <chart:series chart:style-name="ch8" chart:values-cell-range-address="Sheet1.C5:Sheet1.C15" chart:label-cell-address="Sheet1.C4:Sheet1.C4" chart:class="chart:scatter">
            <chart:domain table:cell-range-address="Sheet1.A5:Sheet1.A15"/>
            <chart:data-point chart:repeated="11"/>
          </chart:series>
          <chart:wall chart:style-name="ch9"/>
          <chart:floor chart:style-name="ch10"/>
        </chart:plot-area>
        <draw:frame draw:style-name="gr1" draw:text-style-name="P1" svg:width="0.567cm" svg:height="0.593cm" svg:x="1.263cm" svg:y="2.794cm">
          <draw:text-box>
            <text:p>Q<text:span text:style-name="T1">0</text:span></text:p>
          </draw:text-box>
        </draw:frame>
        <draw:frame draw:style-name="gr2" draw:text-style-name="P1" svg:width="1.275cm" svg:height="0.681cm" svg:x="0.566cm" svg:y="0.506cm">
          <draw:text-box>
            <text:p>Q<text:span text:style-name="T2">0</text:span>+Q<text:span text:style-name="T2">1</text:span></text:p>
          </draw:text-box>
        </draw:frame>
        <draw:frame draw:style-name="gr3" draw:text-style-name="P1" svg:width="0.316cm" svg:height="0.857cm" svg:x="0.142cm" svg:y="1.172cm">
          <draw:text-box>
            <text:p/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Q</text:p>
                <draw:g>
                  <svg:desc>Sheet1.C4:Sheet1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5:Sheet1.A15</svg:desc>
                </draw:g>
              </table:table-cell>
              <table:table-cell office:value-type="float" office:value="10">
                <text:p>10</text:p>
                <draw:g>
                  <svg:desc>Sheet1.C5:Sheet1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color="#ffffff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gr1" style:family="graphic">
      <style:graphic-properties draw:stroke="none" svg:stroke-color="#000000" draw:fill="none" draw:fill-color="#ffffff" fo:min-height="0.687cm"/>
    </style:style>
    <style:style style:name="gr2" style:family="graphic">
      <style:graphic-properties draw:stroke="none" svg:stroke-color="#000000" draw:fill="none" draw:fill-color="#ffffff" fo:min-height="0.73cm"/>
    </style:style>
    <style:style style:name="P1" style:family="paragraph">
      <loext:graphic-properties draw:fill="none" draw:fill-color="#ffffff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</office:automatic-styles>
  <office:body>
    <office:chart>
      <chart:chart svg:width="9.957cm" svg:height="6.086cm" xlink:href=".." xlink:type="simple" chart:class="chart:scatter" chart:style-name="ch1">
        <chart:plot-area chart:style-name="ch2" table:cell-range-address="Sheet1.B4:Sheet1.C15" chart:data-source-has-labels="row" svg:x="1.184cm" svg:y="0.121cm" svg:width="8.574cm" svg:height="4.889cm">
          <chartooo:coordinate-region svg:x="1.832cm" svg:y="0.315cm" svg:width="7.825cm" svg:height="4.061cm"/>
          <chart:axis chart:dimension="x" chart:name="primary-x" chart:style-name="ch3">
            <chart:title svg:x="4.203cm" svg:y="5.131cm" chart:style-name="ch4">
              <text:p>loss probability, p</text:p>
            </chart:title>
            <chart:grid chart:style-name="ch5" chart:class="major"/>
          </chart:axis>
          <chart:axis chart:dimension="y" chart:name="primary-y" chart:style-name="ch6">
            <chart:title svg:x="0.451cm" svg:y="3.853cm" chart:style-name="ch7">
              <text:p>delay target, Q(p)</text:p>
            </chart:title>
            <chart:grid chart:style-name="ch5" chart:class="major"/>
          </chart:axis>
          <chart:series chart:style-name="ch8" chart:values-cell-range-address="Sheet1.C5:Sheet1.C15" chart:label-cell-address="Sheet1.C4:Sheet1.C4" chart:class="chart:scatter">
            <chart:domain table:cell-range-address="Sheet1.B5:Sheet1.B15"/>
            <chart:data-point chart:repeated="11"/>
          </chart:series>
          <chart:wall chart:style-name="ch9"/>
          <chart:floor chart:style-name="ch10"/>
        </chart:plot-area>
        <draw:frame draw:style-name="gr1" draw:text-style-name="P1" svg:width="0.566cm" svg:height="0.687cm" svg:x="1.266cm" svg:y="2.839cm">
          <draw:text-box>
            <text:p>Q<text:span text:style-name="T1">0</text:span></text:p>
          </draw:text-box>
        </draw:frame>
        <draw:frame draw:style-name="gr2" draw:text-style-name="P1" svg:width="1.228cm" svg:height="0.73cm" svg:x="0.654cm" svg:y="0.552cm">
          <draw:text-box>
            <text:p>Q<text:span text:style-name="T1">0</text:span><text:span text:style-name="T2">+Q</text:span><text:span text:style-name="T1">1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Q</text:p>
                <draw:g>
                  <svg:desc>Sheet1.C4:Sheet1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5:Sheet1.B15</svg:desc>
                </draw:g>
              </table:table-cell>
              <table:table-cell office:value-type="float" office:value="10">
                <text:p>10</text:p>
                <draw:g>
                  <svg:desc>Sheet1.C5:Sheet1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">
                <text:p>0.0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6">
                <text:p>0.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6">
                <text:p>0.3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9">
                <text:p>0.4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4">
                <text:p>0.6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1">
                <text:p>0.8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